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_32__20_Nom_20_du_20_cas">
      <style:paragraph-properties fo:margin-left="0cm" fo:margin-right="0cm" fo:text-indent="0cm" style:auto-text-indent="false"/>
    </style:style>
    <style:style style:name="P2" style:family="paragraph" style:parent-style-name="Standard" style:list-style-name="L1"/>
    <style:style style:name="T1" style:family="text">
      <style:text-properties fo:font-variant="small-cap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_31__20_Titre_20_page">Cas utilisation ABONNÉ</text:p>
      <text:p text:style-name="_32__20_Nom_20_du_20_cas">A <text:s/>Accéder à l’ Espace abonné</text:p>
      <text:p text:style-name="_33__20_Rubrique_20_de_20_cas">Précondition</text:p>
      <text:p text:style-name="Standard">Être identifié.</text:p>
      <text:p text:style-name="_33__20_Rubrique_20_de_20_cas">Nominal</text:p>
      <text:p text:style-name="Standard">1 <text:s/>Visualiser la page de l'espace client :</text:p>
      <text:list xml:id="list13332051111" text:style-name="L1">
        <text:list-item>
          <text:p text:style-name="P2">Affichage des identifiants + LIEN B1 “Edit Identifiants form”</text:p>
        </text:list-item>
        <text:list-item>
          <text:p text:style-name="P2">Affichage des coordonnées + LIEN C1 “Edit Coordonnées form”</text:p>
        </text:list-item>
        <text:list-item>
          <text:p text:style-name="P2">Suppression/suspension compte + LIEN D1 “Demander suppression/suspension compte”</text:p>
        </text:list-item>
        <text:list-item>
          <text:p text:style-name="P2">Infos sur les prochaines livraisons accessibles + LIEN E1 “Index livraisons accessibles”.</text:p>
        </text:list-item>
        <text:list-item>
          <text:p text:style-name="P2">Historique des X dernières commandes passées (ouvertes comme fermées).<text:line-break/>(Idem D1 mais limité aux X dernières commandes + LIEN F1 “Historique des commandes“.</text:p>
          <text:p text:style-name="P2">+ LIEN G1 “Modifier cette commande”</text:p>
          <text:p text:style-name="P2">+ LIEN H1 “Annuler cette commande” et LIEN H1b “Demander annulation commande”.</text:p>
        </text:list-item>
        <text:list-item>
          <text:p text:style-name="P2">Passer une commande + LIEN J1 “Passer une commande”.</text:p>
        </text:list-item>
      </text:list>
      <text:p text:style-name="_32__20_Nom_20_du_20_cas">B <text:s/>Modifier ses identifiants</text:p>
      <text:p text:style-name="_33__20_Rubrique_20_de_20_cas">Précondition</text:p>
      <text:p text:style-name="Standard">Être identifié. Avoir cliqué sur LIEN “Edit Identifiants”</text:p>
      <text:p text:style-name="_33__20_Rubrique_20_de_20_cas">Nominal</text:p>
      <text:p text:style-name="Standard">1 <text:s/>Le système présente formulaire, qui comporte les champs de Db_clients relatifs à l'accès. <text:line-break/> <text:s text:c="4"/>— VUE <text:s/>B1 “Edit identifiants”.</text:p>
      <text:p text:style-name="Standard">2 <text:s/>Le client modifie les champs et soumet le formulaire. — LINK “Identifiants form“</text:p>
      <text:p text:style-name="Standard">3 <text:s/>Le système vérifie la saisie, éventuellement encode MdP et enregistre.</text:p>
      <text:p text:style-name="Standard">4 <text:s/>Le système dirige sur l'espace client et confirme la modification <text:s/>— RED VUE A1 + MES</text:p>
      <text:p text:style-name="_33__20_Rubrique_20_de_20_cas">Alternatif b : Mauvaise saisie</text:p>
      <text:p text:style-name="Standard">3b <text:s/>Le système invalide la saisie et représente le formulaire — VUE B1 + MES</text:p>
      <text:p text:style-name="Standard">4b <text:s/>Le client modifie sa saisie et resoumet le formulaire.</text:p>
      <text:p text:style-name="Standard">Reprise en 3</text:p>
      <text:p text:style-name="_33__20_Rubrique_20_de_20_cas">Alternatif c : Bug</text:p>
      <text:p text:style-name="Standard">3c <text:s/>Le système est confronté à un problème non envisagé.</text:p>
      <text:p text:style-name="Standard">4c <text:s/>Si le système à encore la main il permet de contacter le Ouaibmaistre — LIEN « BUG »</text:p>
      <text:p text:style-name="_33__20_Rubrique_20_de_20_cas">Post</text:p>
      <text:p text:style-name="Standard">Le système doit avoir modifié les données “accès” du nouveau client.</text:p>
      <text:p text:style-name="_32__20_Nom_20_du_20_cas">C <text:s/>Modifier ses coordonnées</text:p>
      <text:p text:style-name="_33__20_Rubrique_20_de_20_cas">Précondition</text:p>
      <text:p text:style-name="Standard">Être identifié. Avoir cliqué sur LIEN “Edit Coordonnées”</text:p>
      <text:p text:style-name="_33__20_Rubrique_20_de_20_cas">Nominal</text:p>
      <text:p text:style-name="Standard">1 <text:s/>Le système présente formulaire, qui comporte les champs de Db_clients relatifs aux coordonnées. <text:line-break/> <text:s text:c="4"/>— VUE <text:s/>C1 “Edit coord”.</text:p>
      <text:p text:style-name="Standard">2 <text:s/>Le client modifie les champs et soumet le formulaire. — LINK “Coordonnées form“</text:p>
      <text:p text:style-name="Standard">3 <text:s/>Le système vérifie la saisie et enregistre.</text:p>
      <text:p text:style-name="Standard">4 <text:s/>Le système dirige sur l'espace client et confirme la modification <text:s/>— RED VUE A1 + MES</text:p>
      <text:p text:style-name="_33__20_Rubrique_20_de_20_cas">Alternatif b : Mauvaise saisie</text:p>
      <text:p text:style-name="Standard">3b <text:s/>Le système invalide la saisie et représente le formulaire — VUE C1 + MES</text:p>
      <text:p text:style-name="Standard">4b <text:s/>Le client modifie sa saisie et resoumet le formulaire.</text:p>
      <text:p text:style-name="Standard">Reprise en 3</text:p>
      <text:p text:style-name="_33__20_Rubrique_20_de_20_cas">Alternatif c : Bug</text:p>
      <text:p text:style-name="Standard">3c <text:s/>Le système est confronté à un problème non envisagé.</text:p>
      <text:p text:style-name="Standard">4c <text:s/>Si le système à encore la main il permet de contacter le Ouaibmaistre — LIEN « BUG »</text:p>
      <text:p text:style-name="_33__20_Rubrique_20_de_20_cas">Post</text:p>
      <text:p text:style-name="Standard">Le système doit avoir modifié les données “coordonnées” du nouveau client.</text:p>
      <text:p text:style-name="_32__20_Nom_20_du_20_cas">D <text:s/>Demander résiliation/suspension de son compte</text:p>
      <text:p text:style-name="_33__20_Rubrique_20_de_20_cas">Précondition</text:p>
      <text:p text:style-name="Standard">Être identifié. Avoir cliqué sur LIENs “Supprimer mon compte“ ou <text:s/>“Suspendre mon compte”</text:p>
      <text:p text:style-name="_33__20_Rubrique_20_de_20_cas">Nominal</text:p>
      <text:p text:style-name="Standard">1 <text:s/>Le système envoie un mail au gestionnaire.</text:p>
      <text:p text:style-name="Standard"><text:soft-page-break/>2 <text:s/>Le gestionnaire effectuera l'action demandée.</text:p>
      <text:p text:style-name="_32__20_Nom_20_du_20_cas">E <text:s/>Consulter les livraisons ouvertes</text:p>
      <text:p text:style-name="_33__20_Rubrique_20_de_20_cas">Précondition</text:p>
      <text:p text:style-name="Standard">Livraison ouverte <text:s/>= dates ouvertes + <text:s/>commande non déjà passée.</text:p>
      <text:p text:style-name="_33__20_Rubrique_20_de_20_cas">Nominal</text:p>
      <text:p text:style-name="Standard">1 Le système présente les prochaines livraisons ouvertes à ce client, — LIENs J ?? <text:s/>“Souscrire à cette livraison”</text:p>
      <text:p text:style-name="Standard"><text:s text:c="3"/>(lien sauf pour les livraisons fermées = déjà commandé ou hors délais).</text:p>
      <text:p text:style-name="_32__20_Nom_20_du_20_cas">F <text:s/>Consulter son historique des commandes</text:p>
      <text:p text:style-name="_33__20_Rubrique_20_de_20_cas">Précondition</text:p>
      <text:p text:style-name="Standard">Être identifié. Avoir cliqué sur LIEN “Historique complet”</text:p>
      <text:p text:style-name="_33__20_Rubrique_20_de_20_cas">Nominal</text:p>
      <text:p text:style-name="Standard">1 <text:s/>Le système présente la liste des commandes du client, par ordre de dates décroissantes.</text:p>
      <text:p text:style-name="_32__20_Nom_20_du_20_cas">G <text:s/>Modifier une commande</text:p>
      <text:p text:style-name="_33__20_Rubrique_20_de_20_cas">Précondition</text:p>
      <text:p text:style-name="Standard"/>
      <text:p text:style-name="_33__20_Rubrique_20_de_20_cas">Nominal</text:p>
      <text:p text:style-name="Standard"/>
      <text:p text:style-name="_33__20_Rubrique_20_de_20_cas">Alternatif b : Demander annulation d'une commande <text:span text:style-name="T1">bloquée</text:span></text:p>
      <text:p text:style-name="Standard"/>
      <text:p text:style-name="_33__20_Rubrique_20_de_20_cas">Post</text:p>
      <text:p text:style-name="Standard"/>
      <text:p text:style-name="_32__20_Nom_20_du_20_cas">H <text:s/>Annuler une commande</text:p>
      <text:p text:style-name="_33__20_Rubrique_20_de_20_cas">Précondition</text:p>
      <text:p text:style-name="Standard"/>
      <text:p text:style-name="_33__20_Rubrique_20_de_20_cas">Nominal</text:p>
      <text:p text:style-name="Standard"/>
      <text:p text:style-name="_33__20_Rubrique_20_de_20_cas">Alternatif b : XXXXX</text:p>
      <text:p text:style-name="Standard"/>
      <text:p text:style-name="_33__20_Rubrique_20_de_20_cas">Extension</text:p>
      <text:p text:style-name="Standard"/>
      <text:p text:style-name="_33__20_Rubrique_20_de_20_cas">Post</text:p>
      <text:p text:style-name="_32__20_Nom_20_du_20_cas">J <text:s/>Passer une commande</text:p>
      <text:p text:style-name="_33__20_Rubrique_20_de_20_cas">Précondition</text:p>
      <text:p text:style-name="Standard"/>
      <text:p text:style-name="_33__20_Rubrique_20_de_20_cas">Nominal</text:p>
      <text:p text:style-name="Standard"/>
      <text:p text:style-name="_33__20_Rubrique_20_de_20_cas">Alternatif b : XXXXX</text:p>
      <text:p text:style-name="Standard"/>
      <text:p text:style-name="_33__20_Rubrique_20_de_20_cas">Post</text:p>
      <text:p text:style-name="Standard"/>
      <text:p text:style-name="_32__20_Nom_20_du_20_cas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_31__20_Titre_20_page" style:display-name="1 Titre page" style:family="paragraph" style:parent-style-name="Standard" style:next-style-name="_32__20_Nom_20_du_20_cas">
      <style:paragraph-properties fo:margin-top="0cm" fo:margin-bottom="0cm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_32__20_Nom_20_du_20_cas" style:display-name="2 Nom du cas" style:family="paragraph" style:parent-style-name="Standard" style:next-style-name="_33__20_Rubrique_20_de_20_cas">
      <style:paragraph-properties fo:margin="100%" fo:margin-left="-0.464cm" fo:margin-right="0cm" fo:margin-top="0.499cm" fo:margin-bottom="0cm" fo:text-indent="0cm" style:auto-text-indent="false" style:shadow="none"/>
      <style:text-properties fo:font-variant="small-caps" fo:font-size="12pt" fo:font-style="normal" fo:font-weight="bold" style:font-size-asian="10.5pt" style:font-style-asian="italic" style:font-weight-asian="bold" style:font-style-complex="italic" style:font-weight-complex="bold"/>
    </style:style>
    <style:style style:name="_33__20_Rubrique_20_de_20_cas" style:display-name="3 Rubrique de cas" style:family="paragraph" style:parent-style-name="Standard" style:next-style-name="Standard">
      <style:paragraph-properties fo:margin="100%" fo:margin-left="0cm" fo:margin-right="0cm" fo:margin-top="0.101cm" fo:margin-bottom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_33__20_Vues" style:display-name="3 Vues" style:family="paragraph" style:next-style-name="_34__20_Type_20_interface">
      <style:paragraph-properties fo:margin="100%" fo:margin-left="0cm" fo:margin-right="0cm" fo:margin-top="0.199cm" fo:margin-bottom="0cm" fo:hyphenation-ladder-count="no-limit" fo:text-indent="0cm" style:auto-text-indent="false" style:text-autospace="none"/>
      <style:text-properties style:use-window-font-color="true" fo:font-size="10pt" fo:language="fr" fo:country="FR" fo:font-style="italic" fo:font-weight="bold" style:letter-kerning="true" style:font-name-asian="Arial Unicode MS1" style:font-size-asian="10pt" style:language-asian="hi" style:country-asian="IN" style:font-style-asian="italic" style:font-weight-asian="bold" style:font-size-complex="10pt" style:font-style-complex="italic" style:font-weight-complex="bold" fo:hyphenate="false" fo:hyphenation-remain-char-count="2" fo:hyphenation-push-char-count="2"/>
    </style:style>
    <style:style style:name="_34__20_Type_20_interface" style:display-name="4 Type interface" style:family="paragraph" style:parent-style-name="Standard" style:next-style-name="Standard">
      <style:paragraph-properties fo:margin="100%" fo:margin-left="0.199cm" fo:margin-right="0cm" fo:margin-top="0.199cm" fo:margin-bottom="0cm" fo:hyphenation-ladder-count="no-limit" fo:text-indent="0cm" style:auto-text-indent="false"/>
      <style:text-properties style:use-window-font-color="true" fo:language="fr" fo:country="FR" fo:font-style="italic" style:letter-kerning="true" style:font-name-asian="Arial Unicode MS" style:language-asian="zh" style:country-asian="CN" style:font-style-asian="italic" style:font-style-complex="italic" fo:hyphenate="false" fo:hyphenation-remain-char-count="2" fo:hyphenation-push-char-count="2"/>
    </style:style>
    <style:style style:name="_33__20_Vue" style:display-name="3 Vue" style:family="paragraph" style:parent-style-name="_34__20_Type_20_interface">
      <style:paragraph-properties fo:margin="100%" fo:margin-left="0cm" fo:margin-right="0cm" fo:margin-top="0cm" fo:margin-bottom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_32__20_Nom_20_de_20_l_27_utilisateur" style:display-name="2 Nom de l'utilisateur" style:family="paragraph" style:parent-style-name="Standard" style:next-style-name="_34__20_Type_20_interface">
      <style:paragraph-properties fo:margin="100%" fo:margin-left="0cm" fo:margin-right="0cm" fo:margin-top="0.499cm" fo:margin-bottom="0cm" fo:hyphenation-ladder-count="no-limit" fo:text-indent="0cm" style:auto-text-indent="false"/>
      <style:text-properties fo:font-variant="small-caps" style:use-window-font-color="true" fo:font-size="12pt" fo:language="fr" fo:country="FR" fo:font-style="italic" fo:font-weight="bold" style:letter-kerning="true" style:font-name-asian="Arial Unicode MS" style:font-size-asian="12pt" style:language-asian="zh" style:country-asian="CN" style:font-style-asian="italic" style:font-weight-asian="bold" style:font-size-complex="12pt" style:font-style-complex="italic" style:font-weight-complex="bold" fo:hyphenate="fals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22cm" fo:margin-bottom="1.228cm" fo:margin-left="2.034cm" fo:margin-right="1.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10:51:05</meta:creation-date>
    <dc:date>2013-12-28T18:48:21</dc:date>
    <meta:editing-duration>PT8H57M11S</meta:editing-duration>
    <meta:editing-cycles>114</meta:editing-cycles>
    <meta:generator>LibreOffice/3.5$MacOSX_x86 LibreOffice_project/165a79a-7059095-e13bb37-fef39a4-9503d18</meta:generator>
    <meta:document-statistic meta:table-count="0" meta:image-count="0" meta:object-count="0" meta:page-count="2" meta:paragraph-count="81" meta:word-count="572" meta:character-count="3499" meta:non-whitespace-character-count="2964"/>
  </office:meta>
</office:document-meta>
</file>